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3d4d" officeooo:paragraph-rsid="00143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fghlkj;dwFAHXHJLCSAK</text:p>
      <text:p text:style-name="P1">HGSKJABDCAHJJJJJJJJJJb.kvchws’yihqeljf.bas</text:p>
      <text:p text:style-name="P1">dsagjhckjdflkasdvbjnx,v.bbgdshlkj,nmacbvkhdsxcn</text:p>
      <text:p text:style-name="P1">fwgsdhjkcnx.malguiwf;ehdkncbvgfuewfhsdkjcnbcsjkhaxn.</text:p>
      <text:p text:style-name="P1">dufksgyuakjdhggwksauhjsdjsf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00:12:32.101000000</dc:date>
    <meta:editing-duration>PT26S</meta:editing-duration>
    <meta:editing-cycles>1</meta:editing-cycles>
    <meta:document-statistic meta:table-count="0" meta:image-count="0" meta:object-count="0" meta:page-count="1" meta:paragraph-count="5" meta:word-count="5" meta:character-count="192" meta:non-whitespace-character-count="192"/>
    <meta:generator>LibreOffice/7.1.7.2$Windows_X86_64 LibreOffice_project/c6a4e3954236145e2acb0b65f68614365aeee33f</meta:generator>
  </office:meta>
</office:document-meta>
</file>